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MPRESAS_CARG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EMPRES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HELL CAPSA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ORVOL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YPF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APSA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ETROBRAS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EXOLGAN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OGINTER S.A.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RANSPORTES FLUVIALES JILGUERO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ETRORIO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AGSA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DECOSUR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JILGUERO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HAPAG LLOYD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LINKI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ULTRAMAR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CSAV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SC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DELFINO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GRIMALDI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ERANOL S.A.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IDERAR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BBC NORDKAP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NTIVARI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PETROLERA DEL CONOSUR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PROPANEROS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RENERA TIMOR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CINTRA SRL</text:p>
          </table:table-cell>
          <table:table-cell table:number-columns-repeated="16382"/>
        </table:table-row>
        <table:table-row table:number-rows-repeated="1048548" table:style-name="ro1">
          <table:table-cell table:number-columns-repeated="16384"/>
        </table:table-row>
      </table:table>
      <table:named-expressions>
        <table:named-range table:name="EMPRESAS_CARGA" table:cell-range-address="EMPRESAS_CARGA.$A$1:EMPRESAS_CARGA.$B$28" table:base-cell-address="EMPRESAS_CARGA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ww.intercambiosvirtuales.org</meta:initial-creator>
    <dc:creator>www.intercambiosvirtuales.org</dc:creator>
    <meta:creation-date>2019-12-12T00:46:34Z</meta:creation-date>
    <dc:date>2019-12-12T00:52:20Z</dc:date>
  </office:meta>
</office:document-meta>
</file>